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1.96pt"/>
    </style:style>
    <style:style style:name="co2" style:family="table-column">
      <style:table-column-properties fo:break-before="auto" style:column-width="71.74pt"/>
    </style:style>
    <style:style style:name="co3" style:family="table-column">
      <style:table-column-properties fo:break-before="auto" style:column-width="55.81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7.94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benchmark" table:style-name="ta1">
        <table:shapes>
          <draw:frame draw:z-index="0" draw:style-name="gr1" draw:text-style-name="P1" svg:width="478.91pt" svg:height="255.09pt" svg:x="457.06pt" svg:y="363.03pt">
            <loext:p draw:notify-on-update-of-ranges="benchmark.A1:benchmark.A12 benchmark.B1:benchmark.B1 benchmark.B2:benchmark.B12 benchmark.C1:benchmark.C1 benchmark.C2:benchmark.C1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17pt" svg:height="255.12pt" svg:x="461pt" svg:y="79.23pt">
            <loext:p draw:notify-on-update-of-ranges="benchmark.A2:benchmark.A12 benchmark.D1:benchmark.D1 benchmark.D2:benchmark.D12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row table:style-name="ro1">
          <table:table-cell office:value-type="string" calcext:value-type="string">
            <text:p>input size</text:p>
          </table:table-cell>
          <table:table-cell office:value-type="string" calcext:value-type="string">
            <text:p><text:s/>cpu time</text:p>
          </table:table-cell>
          <table:table-cell office:value-type="string" calcext:value-type="string">
            <text:p><text:s/>GPU time</text:p>
          </table:table-cell>
          <table:table-cell office:value-type="string" calcext:value-type="string">
            <text:p>speedup</text:p>
          </table:table-cell>
        </table:table-row>
        <table:table-row table:style-name="ro2">
          <table:table-cell office:value-type="float" office:value="250" calcext:value-type="float">
            <text:p>250</text:p>
          </table:table-cell>
          <table:table-cell office:value-type="float" office:value="99074" calcext:value-type="float">
            <text:p>99074</text:p>
          </table:table-cell>
          <table:table-cell office:value-type="float" office:value="955" calcext:value-type="float">
            <text:p>955</text:p>
          </table:table-cell>
          <table:table-cell table:formula="of:=([.B2]/[.C2])" office:value-type="float" office:value="103.742408376963" calcext:value-type="float">
            <text:p>103.74</text:p>
          </table:table-cell>
        </table:table-row>
        <table:table-row table:style-name="ro2">
          <table:table-cell office:value-type="float" office:value="500" calcext:value-type="float">
            <text:p>500</text:p>
          </table:table-cell>
          <table:table-cell office:value-type="float" office:value="879908" calcext:value-type="float">
            <text:p>879908</text:p>
          </table:table-cell>
          <table:table-cell office:value-type="float" office:value="7119" calcext:value-type="float">
            <text:p>7119</text:p>
          </table:table-cell>
          <table:table-cell table:formula="of:=([.B3]/[.C3])" office:value-type="float" office:value="123.599943812333" calcext:value-type="float">
            <text:p>123.60</text:p>
          </table:table-cell>
        </table:table-row>
        <table:table-row table:style-name="ro2">
          <table:table-cell office:value-type="float" office:value="750" calcext:value-type="float">
            <text:p>750</text:p>
          </table:table-cell>
          <table:table-cell office:value-type="float" office:value="2992379" calcext:value-type="float">
            <text:p>2992379</text:p>
          </table:table-cell>
          <table:table-cell office:value-type="float" office:value="22558" calcext:value-type="float">
            <text:p>22558</text:p>
          </table:table-cell>
          <table:table-cell table:formula="of:=([.B4]/[.C4])" office:value-type="float" office:value="132.652673109318" calcext:value-type="float">
            <text:p>132.65</text:p>
          </table:table-cell>
        </table:table-row>
        <table:table-row table:style-name="ro2">
          <table:table-cell office:value-type="float" office:value="1000" calcext:value-type="float">
            <text:p>1000</text:p>
          </table:table-cell>
          <table:table-cell office:value-type="float" office:value="7465817" calcext:value-type="float">
            <text:p>7465817</text:p>
          </table:table-cell>
          <table:table-cell office:value-type="float" office:value="68114" calcext:value-type="float">
            <text:p>68114</text:p>
          </table:table-cell>
          <table:table-cell table:formula="of:=([.B5]/[.C5])" office:value-type="float" office:value="109.607672431512" calcext:value-type="float">
            <text:p>109.61</text:p>
          </table:table-cell>
        </table:table-row>
        <table:table-row table:style-name="ro2">
          <table:table-cell office:value-type="float" office:value="1250" calcext:value-type="float">
            <text:p>1250</text:p>
          </table:table-cell>
          <table:table-cell office:value-type="float" office:value="16011815" calcext:value-type="float">
            <text:p>16011815</text:p>
          </table:table-cell>
          <table:table-cell office:value-type="float" office:value="236167" calcext:value-type="float">
            <text:p>236167</text:p>
          </table:table-cell>
          <table:table-cell table:formula="of:=([.B6]/[.C6])" office:value-type="float" office:value="67.7986975318313" calcext:value-type="float">
            <text:p>67.80</text:p>
          </table:table-cell>
        </table:table-row>
        <table:table-row table:style-name="ro2">
          <table:table-cell office:value-type="float" office:value="1500" calcext:value-type="float">
            <text:p>1500</text:p>
          </table:table-cell>
          <table:table-cell office:value-type="float" office:value="27869882" calcext:value-type="float">
            <text:p>27869882</text:p>
          </table:table-cell>
          <table:table-cell office:value-type="float" office:value="371646" calcext:value-type="float">
            <text:p>371646</text:p>
          </table:table-cell>
          <table:table-cell table:formula="of:=([.B7]/[.C7])" office:value-type="float" office:value="74.9903994661586" calcext:value-type="float">
            <text:p>74.99</text:p>
          </table:table-cell>
        </table:table-row>
        <table:table-row table:style-name="ro2">
          <table:table-cell office:value-type="float" office:value="1750" calcext:value-type="float">
            <text:p>1750</text:p>
          </table:table-cell>
          <table:table-cell office:value-type="float" office:value="45579781" calcext:value-type="float">
            <text:p>45579781</text:p>
          </table:table-cell>
          <table:table-cell office:value-type="float" office:value="772435" calcext:value-type="float">
            <text:p>772435</text:p>
          </table:table-cell>
          <table:table-cell table:formula="of:=([.B8]/[.C8])" office:value-type="float" office:value="59.0079178183278" calcext:value-type="float">
            <text:p>59.01</text:p>
          </table:table-cell>
        </table:table-row>
        <table:table-row table:style-name="ro2">
          <table:table-cell office:value-type="float" office:value="2000" calcext:value-type="float">
            <text:p>2000</text:p>
          </table:table-cell>
          <table:table-cell office:value-type="float" office:value="58692021" calcext:value-type="float">
            <text:p>58692021</text:p>
          </table:table-cell>
          <table:table-cell office:value-type="float" office:value="734111" calcext:value-type="float">
            <text:p>734111</text:p>
          </table:table-cell>
          <table:table-cell table:formula="of:=([.B9]/[.C9])" office:value-type="float" office:value="79.9497909716651" calcext:value-type="float">
            <text:p>79.95</text:p>
          </table:table-cell>
        </table:table-row>
        <table:table-row table:style-name="ro2">
          <table:table-cell office:value-type="float" office:value="2250" calcext:value-type="float">
            <text:p>2250</text:p>
          </table:table-cell>
          <table:table-cell office:value-type="float" office:value="96148977" calcext:value-type="float">
            <text:p>96148977</text:p>
          </table:table-cell>
          <table:table-cell office:value-type="float" office:value="1789575" calcext:value-type="float">
            <text:p>1789575</text:p>
          </table:table-cell>
          <table:table-cell table:formula="of:=([.B10]/[.C10])" office:value-type="float" office:value="53.7272687649302" calcext:value-type="float">
            <text:p>53.73</text:p>
          </table:table-cell>
        </table:table-row>
        <table:table-row table:style-name="ro2">
          <table:table-cell office:value-type="float" office:value="2500" calcext:value-type="float">
            <text:p>2500</text:p>
          </table:table-cell>
          <table:table-cell office:value-type="float" office:value="137364939" calcext:value-type="float">
            <text:p>137364939</text:p>
          </table:table-cell>
          <table:table-cell office:value-type="float" office:value="1895102" calcext:value-type="float">
            <text:p>1895102</text:p>
          </table:table-cell>
          <table:table-cell table:formula="of:=([.B11]/[.C11])" office:value-type="float" office:value="72.4841929352615" calcext:value-type="float">
            <text:p>72.48</text:p>
          </table:table-cell>
        </table:table-row>
        <table:table-row table:style-name="ro2">
          <table:table-cell office:value-type="float" office:value="2750" calcext:value-type="float">
            <text:p>2750</text:p>
          </table:table-cell>
          <table:table-cell office:value-type="float" office:value="181180207" calcext:value-type="float">
            <text:p>181180207</text:p>
          </table:table-cell>
          <table:table-cell office:value-type="float" office:value="3343266" calcext:value-type="float">
            <text:p>3343266</text:p>
          </table:table-cell>
          <table:table-cell table:formula="of:=([.B12]/[.C12])" office:value-type="float" office:value="54.1925790529381" calcext:value-type="float">
            <text:p>54.19</text:p>
          </table:table-cell>
        </table:table-row>
        <table:table-row table:style-name="ro2">
          <table:table-cell office:value-type="float" office:value="2750" calcext:value-type="float">
            <text:p>2750</text:p>
          </table:table-cell>
          <table:table-cell office:value-type="string" calcext:value-type="string">
            <text:p>--</text:p>
          </table:table-cell>
          <table:table-cell office:value-type="float" office:value="3199852" calcext:value-type="float">
            <text:p>3199852</text:p>
          </table:table-cell>
          <table:table-cell office:value-type="string" calcext:value-type="string">
            <text:p>--</text:p>
          </table:table-cell>
        </table:table-row>
        <table:table-row table:style-name="ro2">
          <table:table-cell office:value-type="float" office:value="3000" calcext:value-type="float">
            <text:p>3000</text:p>
          </table:table-cell>
          <table:table-cell office:value-type="string" calcext:value-type="string">
            <text:p>--</text:p>
          </table:table-cell>
          <table:table-cell office:value-type="float" office:value="3176139" calcext:value-type="float">
            <text:p>3176139</text:p>
          </table:table-cell>
          <table:table-cell office:value-type="string" calcext:value-type="string">
            <text:p>--</text:p>
          </table:table-cell>
        </table:table-row>
        <table:table-row table:style-name="ro2">
          <table:table-cell office:value-type="float" office:value="3250" calcext:value-type="float">
            <text:p>3250</text:p>
          </table:table-cell>
          <table:table-cell office:value-type="string" calcext:value-type="string">
            <text:p>--</text:p>
          </table:table-cell>
          <table:table-cell office:value-type="float" office:value="5209805" calcext:value-type="float">
            <text:p>5209805</text:p>
          </table:table-cell>
          <table:table-cell office:value-type="string" calcext:value-type="string">
            <text:p>--</text:p>
          </table:table-cell>
        </table:table-row>
        <table:table-row table:style-name="ro2">
          <table:table-cell office:value-type="float" office:value="3500" calcext:value-type="float">
            <text:p>3500</text:p>
          </table:table-cell>
          <table:table-cell office:value-type="string" calcext:value-type="string">
            <text:p>--</text:p>
          </table:table-cell>
          <table:table-cell office:value-type="float" office:value="5663569" calcext:value-type="float">
            <text:p>5663569</text:p>
          </table:table-cell>
          <table:table-cell office:value-type="string" calcext:value-type="string">
            <text:p>--</text:p>
          </table:table-cell>
        </table:table-row>
        <table:table-row table:style-name="ro2">
          <table:table-cell office:value-type="float" office:value="3750" calcext:value-type="float">
            <text:p>3750</text:p>
          </table:table-cell>
          <table:table-cell office:value-type="string" calcext:value-type="string">
            <text:p>--</text:p>
          </table:table-cell>
          <table:table-cell office:value-type="float" office:value="7737936" calcext:value-type="float">
            <text:p>7737936</text:p>
          </table:table-cell>
          <table:table-cell office:value-type="string" calcext:value-type="string">
            <text:p>--</text:p>
          </table:table-cell>
        </table:table-row>
        <table:table-row table:style-name="ro2">
          <table:table-cell office:value-type="float" office:value="4000" calcext:value-type="float">
            <text:p>4000</text:p>
          </table:table-cell>
          <table:table-cell office:value-type="string" calcext:value-type="string">
            <text:p>--</text:p>
          </table:table-cell>
          <table:table-cell office:value-type="float" office:value="6169663" calcext:value-type="float">
            <text:p>6169663</text:p>
          </table:table-cell>
          <table:table-cell office:value-type="string" calcext:value-type="string">
            <text:p>--</text:p>
          </table:table-cell>
        </table:table-row>
        <table:table-row table:style-name="ro2">
          <table:table-cell office:value-type="float" office:value="4250" calcext:value-type="float">
            <text:p>4250</text:p>
          </table:table-cell>
          <table:table-cell office:value-type="string" calcext:value-type="string">
            <text:p>--</text:p>
          </table:table-cell>
          <table:table-cell office:value-type="float" office:value="10636122" calcext:value-type="float">
            <text:p>10636122</text:p>
          </table:table-cell>
          <table:table-cell office:value-type="string" calcext:value-type="string">
            <text:p>--</text:p>
          </table:table-cell>
        </table:table-row>
        <table:table-row table:style-name="ro2">
          <table:table-cell office:value-type="float" office:value="4500" calcext:value-type="float">
            <text:p>4500</text:p>
          </table:table-cell>
          <table:table-cell office:value-type="string" calcext:value-type="string">
            <text:p>--</text:p>
          </table:table-cell>
          <table:table-cell office:value-type="float" office:value="11454423" calcext:value-type="float">
            <text:p>11454423</text:p>
          </table:table-cell>
          <table:table-cell office:value-type="string" calcext:value-type="string">
            <text:p>--</text:p>
          </table:table-cell>
        </table:table-row>
        <table:table-row table:style-name="ro2">
          <table:table-cell office:value-type="float" office:value="4750" calcext:value-type="float">
            <text:p>4750</text:p>
          </table:table-cell>
          <table:table-cell office:value-type="string" calcext:value-type="string">
            <text:p>--</text:p>
          </table:table-cell>
          <table:table-cell office:value-type="float" office:value="16502019" calcext:value-type="float">
            <text:p>16502019</text:p>
          </table:table-cell>
          <table:table-cell office:value-type="string" calcext:value-type="string">
            <text:p>--</text:p>
          </table:table-cell>
        </table:table-row>
        <table:table-row table:style-name="ro2">
          <table:table-cell office:value-type="float" office:value="5000" calcext:value-type="float">
            <text:p>5000</text:p>
          </table:table-cell>
          <table:table-cell office:value-type="string" calcext:value-type="string">
            <text:p>--</text:p>
          </table:table-cell>
          <table:table-cell office:value-type="float" office:value="15723964" calcext:value-type="float">
            <text:p>15723964</text:p>
          </table:table-cell>
          <table:table-cell office:value-type="string" calcext:value-type="string">
            <text:p>--</text:p>
          </table:table-cell>
        </table:table-row>
        <table:table-row table:style-name="ro2" table:number-rows-repeated="1048553">
          <table:table-cell table:number-columns-repeated="4"/>
        </table:table-row>
        <table:table-row table:style-name="ro2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09T11:58:47.435211944</dc:date>
    <meta:editing-duration>PT7M18S</meta:editing-duration>
    <meta:editing-cycles>1</meta:editing-cycles>
    <meta:document-statistic meta:table-count="1" meta:cell-count="88" meta:object-count="2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896cm" svg:height="9cm" xlink:href=".." xlink:type="simple" chart:class="chart:line" chart:style-name="ch1">
        <chart:legend svg:x="13.991cm" svg:y="3.952cm" style:legend-expansion="custom" chartooo:width="2.904cm" chartooo:height="1.096cm" style:legend-expansion-aspect-ratio="2.64963503649635" chart:style-name="ch2"/>
        <chart:plot-area chart:style-name="ch3" table:cell-range-address="benchmark.A1:benchmark.C12" chart:data-source-has-labels="both" svg:x="0.247cm" svg:y="0.176cm" svg:width="13.997cm" svg:height="8.635cm">
          <chartooo:coordinate-region svg:x="2.165cm" svg:y="0.376cm" svg:width="11.707cm" svg:height="7.788cm"/>
          <chart:axis chart:dimension="x" chart:name="primary-x" chart:style-name="ch4" chartooo:axis-type="auto">
            <chartooo:date-scale/>
            <chart:categories table:cell-range-address="benchmark.A1:benchmark.A1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benchmark.B2:benchmark.B12" chart:label-cell-address="benchmark.B1:benchmark.B1" chart:class="chart:line">
            <chart:data-point chart:repeated="11"/>
          </chart:series>
          <chart:series chart:style-name="ch7" chart:values-cell-range-address="benchmark.C2:benchmark.C12" chart:label-cell-address="benchmark.C1:benchmark.C1" chart:class="chart:line"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cpu time</text:p>
                <draw:g>
                  <svg:desc>benchmark.B1:benchmark.B1</svg:desc>
                </draw:g>
              </table:table-cell>
              <table:table-cell office:value-type="string">
                <text:p> GPU time</text:p>
                <draw:g>
                  <svg:desc>benchmark.C1:benchmark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input size</text:p>
                <draw:g>
                  <svg:desc>benchmark.A1:benchmark.A12</svg:desc>
                </draw:g>
              </table:table-cell>
              <table:table-cell office:value-type="float" office:value="99074">
                <text:p>99074</text:p>
                <draw:g>
                  <svg:desc>benchmark.B2:benchmark.B12</svg:desc>
                </draw:g>
              </table:table-cell>
              <table:table-cell office:value-type="float" office:value="955">
                <text:p>955</text:p>
                <draw:g>
                  <svg:desc>benchmark.C2:benchmark.C12</svg:desc>
                </draw:g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879908">
                <text:p>879908</text:p>
              </table:table-cell>
              <table:table-cell office:value-type="float" office:value="7119">
                <text:p>7119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2992379">
                <text:p>2992379</text:p>
              </table:table-cell>
              <table:table-cell office:value-type="float" office:value="22558">
                <text:p>22558</text:p>
              </table:table-cell>
            </table:table-row>
            <table:table-row>
              <table:table-cell office:value-type="float" office:value="750">
                <text:p>750</text:p>
              </table:table-cell>
              <table:table-cell office:value-type="float" office:value="7465817">
                <text:p>7465817</text:p>
              </table:table-cell>
              <table:table-cell office:value-type="float" office:value="68114">
                <text:p>68114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16011815">
                <text:p>16011815</text:p>
              </table:table-cell>
              <table:table-cell office:value-type="float" office:value="236167">
                <text:p>236167</text:p>
              </table:table-cell>
            </table:table-row>
            <table:table-row>
              <table:table-cell office:value-type="float" office:value="1250">
                <text:p>1250</text:p>
              </table:table-cell>
              <table:table-cell office:value-type="float" office:value="27869882">
                <text:p>27869882</text:p>
              </table:table-cell>
              <table:table-cell office:value-type="float" office:value="371646">
                <text:p>371646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45579781">
                <text:p>45579781</text:p>
              </table:table-cell>
              <table:table-cell office:value-type="float" office:value="772435">
                <text:p>772435</text:p>
              </table:table-cell>
            </table:table-row>
            <table:table-row>
              <table:table-cell office:value-type="float" office:value="1750">
                <text:p>1750</text:p>
              </table:table-cell>
              <table:table-cell office:value-type="float" office:value="58692021">
                <text:p>58692021</text:p>
              </table:table-cell>
              <table:table-cell office:value-type="float" office:value="734111">
                <text:p>734111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96148977">
                <text:p>96148977</text:p>
              </table:table-cell>
              <table:table-cell office:value-type="float" office:value="1789575">
                <text:p>1789575</text:p>
              </table:table-cell>
            </table:table-row>
            <table:table-row>
              <table:table-cell office:value-type="float" office:value="2250">
                <text:p>2250</text:p>
              </table:table-cell>
              <table:table-cell office:value-type="float" office:value="137364939">
                <text:p>137364939</text:p>
              </table:table-cell>
              <table:table-cell office:value-type="float" office:value="1895102">
                <text:p>1895102</text:p>
              </table:table-cell>
            </table:table-row>
            <table:table-row>
              <table:table-cell office:value-type="float" office:value="2500">
                <text:p>2500</text:p>
              </table:table-cell>
              <table:table-cell office:value-type="float" office:value="181180207">
                <text:p>181180207</text:p>
              </table:table-cell>
              <table:table-cell office:value-type="float" office:value="3343266">
                <text:p>334326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88cm" svg:height="9.001cm" xlink:href=".." xlink:type="simple" chart:class="chart:line" chart:style-name="ch1">
        <chart:legend chart:legend-position="end" svg:x="13.348cm" svg:y="4.201cm" style:legend-expansion="high" chart:style-name="ch2"/>
        <chart:plot-area chart:style-name="ch3" table:cell-range-address="benchmark.A2:benchmark.A12 benchmark.D1:benchmark.D12" chart:data-source-has-labels="both" svg:x="0.319cm" svg:y="0.18cm" svg:width="12.71cm" svg:height="8.641cm">
          <chartooo:coordinate-region svg:x="1.417cm" svg:y="0.379cm" svg:width="11.055cm" svg:height="7.795cm"/>
          <chart:axis chart:dimension="x" chart:name="primary-x" chart:style-name="ch4" chartooo:axis-type="auto">
            <chartooo:date-scale/>
            <chart:categories table:cell-range-address="benchmark.A2:benchmark.A1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benchmark.D2:benchmark.D12" chart:label-cell-address="benchmark.D1:benchmark.D1" chart:class="chart:line"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eedup</text:p>
                <draw:g>
                  <svg:desc>benchmark.D1:benchmark.D1</svg:desc>
                </draw:g>
              </table:table-cell>
            </table:table-row>
          </table:table-header-rows>
          <table:table-rows>
            <table:table-row>
              <table:table-cell office:value-type="float" office:value="250">
                <text:p>250</text:p>
                <draw:g>
                  <svg:desc>benchmark.A2:benchmark.A12</svg:desc>
                </draw:g>
              </table:table-cell>
              <table:table-cell office:value-type="float" office:value="103.742408376963">
                <text:p>103.742408376963</text:p>
                <draw:g>
                  <svg:desc>benchmark.D2:benchmark.D12</svg:desc>
                </draw:g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123.599943812333">
                <text:p>123.599943812333</text:p>
              </table:table-cell>
            </table:table-row>
            <table:table-row>
              <table:table-cell office:value-type="float" office:value="750">
                <text:p>750</text:p>
              </table:table-cell>
              <table:table-cell office:value-type="float" office:value="132.652673109318">
                <text:p>132.652673109318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109.607672431512">
                <text:p>109.607672431512</text:p>
              </table:table-cell>
            </table:table-row>
            <table:table-row>
              <table:table-cell office:value-type="float" office:value="1250">
                <text:p>1250</text:p>
              </table:table-cell>
              <table:table-cell office:value-type="float" office:value="67.7986975318313">
                <text:p>67.7986975318313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74.9903994661586">
                <text:p>74.9903994661586</text:p>
              </table:table-cell>
            </table:table-row>
            <table:table-row>
              <table:table-cell office:value-type="float" office:value="1750">
                <text:p>1750</text:p>
              </table:table-cell>
              <table:table-cell office:value-type="float" office:value="59.0079178183278">
                <text:p>59.0079178183278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79.9497909716651">
                <text:p>79.9497909716651</text:p>
              </table:table-cell>
            </table:table-row>
            <table:table-row>
              <table:table-cell office:value-type="float" office:value="2250">
                <text:p>2250</text:p>
              </table:table-cell>
              <table:table-cell office:value-type="float" office:value="53.7272687649302">
                <text:p>53.7272687649302</text:p>
              </table:table-cell>
            </table:table-row>
            <table:table-row>
              <table:table-cell office:value-type="float" office:value="2500">
                <text:p>2500</text:p>
              </table:table-cell>
              <table:table-cell office:value-type="float" office:value="72.4841929352615">
                <text:p>72.4841929352615</text:p>
              </table:table-cell>
            </table:table-row>
            <table:table-row>
              <table:table-cell office:value-type="float" office:value="2750">
                <text:p>2750</text:p>
              </table:table-cell>
              <table:table-cell office:value-type="float" office:value="54.1925790529381">
                <text:p>54.192579052938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